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6C000001D191E3B680.jpg" manifest:media-type="image/jpeg"/>
  <manifest:file-entry manifest:full-path="Pictures/10000000000001D8000000BE4698C66B.png" manifest:media-type="image/png"/>
  <manifest:file-entry manifest:full-path="Pictures/100000000000014600000171C91169EF.png" manifest:media-type="image/png"/>
  <manifest:file-entry manifest:full-path="Pictures/10000000000005C900000395F5165F9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end="Arrow" draw:marker-end-width="0.153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1.804cm" fo:min-width="0cm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Ultra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98cm" svg:height="2.493cm" svg:x="1.227cm" svg:y="3.73cm">
          <draw:image xlink:href="Pictures/10000000000001D8000000BE4698C66B.png" xlink:type="simple" xlink:show="embed" xlink:actuate="onLoad">
            <text:p/>
          </draw:image>
        </draw:frame>
        <draw:frame draw:style-name="gr1" draw:text-style-name="P1" xml:id="id2" draw:id="id2" draw:layer="layout" svg:width="7.742cm" svg:height="3.302cm" svg:x="2.832cm" svg:y="0.147cm">
          <draw:image xlink:href="Pictures/10000000000005C900000395F5165F9C.png" xlink:type="simple" xlink:show="embed" xlink:actuate="onLoad">
            <text:p/>
          </draw:image>
        </draw:frame>
        <draw:line draw:style-name="gr2" draw:text-style-name="P1" draw:layer="layout" svg:x1="5.956cm" svg:y1="2.525cm" svg:x2="3.972cm" svg:y2="5.08cm">
          <text:p/>
        </draw:line>
        <draw:line draw:style-name="gr2" draw:text-style-name="P1" draw:layer="layout" svg:x1="7.099cm" svg:y1="1.001cm" svg:x2="9.052cm" svg:y2="5.461cm">
          <text:p/>
        </draw:line>
        <draw:custom-shape draw:style-name="gr3" draw:text-style-name="P1" draw:layer="layout" svg:width="1.491cm" svg:height="1.523cm" svg:x="5.75cm" svg:y="6.985cm">
          <text:p text:style-name="P1"><text:span text:style-name="T1">______</text:span></text:p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18cm" svg:height="0.725cm" svg:x="5.76cm" svg:y="8.382cm">
          <draw:text-box>
            <text:p><text:span text:style-name="T2">Code</text:span></text:p>
          </draw:text-box>
        </draw:frame>
        <draw:custom-shape draw:style-name="gr5" draw:text-style-name="P1" draw:layer="layout" svg:width="0.609cm" svg:height="11.176cm" draw:transform="rotate (-1.5707963267949) translate (12.265cm 6.165cm)">
          <text:p/>
          <draw:enhanced-geometry svg:viewBox="0 0 21600 21600" draw:glue-points="0 0 0 21600 21600 10800" draw:text-areas="0 ?f9 7800 ?f10" draw:type="right-brace" draw:modifiers="1154.5059042883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1" draw:layer="layout" svg:x1="5.248cm" svg:y1="8.934cm" svg:x2="2.708cm" svg:y2="10.204cm">
          <text:p/>
        </draw:line>
        <draw:frame draw:style-name="gr7" draw:text-style-name="P3" xml:id="id1" draw:id="id1" draw:layer="layout" svg:width="4.078cm" svg:height="1.723cm" svg:x="0.47cm" svg:y="12.745cm">
          <draw:text-box>
            <text:p text:style-name="P1"><text:span text:style-name="T2">Virtual prototyping </text:span></text:p>
            <text:p text:style-name="P1"><text:span text:style-name="T2">platform </text:span></text:p>
            <text:p text:style-name="P1"><text:span text:style-name="T2">(SoCLib)</text:span></text:p>
          </draw:text-box>
        </draw:frame>
        <draw:frame draw:style-name="gr1" draw:text-style-name="P1" draw:layer="layout" svg:width="2.453cm" svg:height="2.592cm" svg:x="5.315cm" svg:y="10.235cm">
          <draw:image xlink:href="Pictures/100000000000014600000171C91169EF.png" xlink:type="simple" xlink:show="embed" xlink:actuate="onLoad">
            <text:p/>
          </draw:image>
        </draw:frame>
        <draw:line draw:style-name="gr6" draw:text-style-name="P1" draw:layer="layout" svg:x1="6.545cm" svg:y1="9.161cm" svg:x2="6.545cm" svg:y2="10.177cm">
          <text:p/>
        </draw:line>
        <draw:frame draw:style-name="gr8" draw:text-style-name="P3" xml:id="id3" draw:id="id3" draw:layer="layout" svg:width="3.227cm" svg:height="2.104cm" svg:x="5.334cm" svg:y="12.755cm">
          <draw:text-box>
            <text:p text:style-name="P1"><text:span text:style-name="T2">Local platform</text:span></text:p>
            <text:p text:style-name="P1"><text:span text:style-name="T2"/></text:p>
          </draw:text-box>
        </draw:frame>
        <draw:frame draw:style-name="gr1" draw:text-style-name="P1" draw:layer="layout" svg:width="3.429cm" svg:height="1.905cm" svg:x="10.241cm" svg:y="10.368cm">
          <draw:image xlink:href="Pictures/100000000000026C000001D191E3B680.jpg" xlink:type="simple" xlink:show="embed" xlink:actuate="onLoad">
            <text:p/>
          </draw:image>
        </draw:frame>
        <draw:line draw:style-name="gr6" draw:text-style-name="P1" draw:layer="layout" svg:x1="7.661cm" svg:y1="9.007cm" svg:x2="11.684cm" svg:y2="10.16cm">
          <text:p/>
        </draw:line>
        <draw:frame draw:style-name="gr7" draw:text-style-name="P2" draw:layer="layout" svg:width="1.733cm" svg:height="0.775cm" svg:x="11.125cm" svg:y="12.7cm">
          <draw:text-box>
            <text:p><text:span text:style-name="T2">Target</text:span></text:p>
          </draw:text-box>
        </draw:frame>
        <draw:frame draw:style-name="gr1" draw:text-style-name="P1" draw:layer="layout" svg:width="2.453cm" svg:height="2.592cm" svg:x="0.938cm" svg:y="10.362cm">
          <draw:image xlink:href="Pictures/100000000000014600000171C91169EF.png" xlink:type="simple" xlink:show="embed" xlink:actuate="onLoad">
            <text:p/>
          </draw:image>
        </draw:frame>
        <draw:connector draw:style-name="gr9" draw:text-style-name="P1" draw:layer="layout" svg:x1="2.509cm" svg:y1="14.468cm" svg:x2="10.574cm" svg:y2="1.798cm" draw:start-shape="id1" draw:start-glue-point="2" draw:end-shape="id2" draw:end-glue-point="1" svg:d="m2509 14468v500h8565v-13170h-500">
          <text:p/>
        </draw:connector>
        <draw:connector draw:style-name="gr10" draw:text-style-name="P1" draw:layer="layout" draw:type="line" svg:x1="6.947cm" svg:y1="14.859cm" svg:x2="6.694cm" svg:y2="14.102cm" draw:start-shape="id3" draw:start-glue-point="2" svg:d="m6947 14859-253-757">
          <text:p/>
        </draw:connector>
        <draw:connector draw:style-name="gr10" draw:text-style-name="P1" draw:layer="layout" draw:type="line" svg:x1="11.88cm" svg:y1="14.076cm" svg:x2="11.907cm" svg:y2="14.843cm" svg:d="m11880 14076 27 7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2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8T15:45:04</meta:creation-date>
    <dc:date>2013-05-14T17:26:57</dc:date>
    <meta:editing-duration>PT26M59S</meta:editing-duration>
    <meta:editing-cycles>12</meta:editing-cycles>
    <meta:generator>LibreOffice/3.5$Linux_x86 LibreOffice_project/350m1$Build-413</meta:generator>
    <meta:document-statistic meta:object-count="19"/>
  </office:meta>
</office:document-meta>
</file>